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1054E816E6.png" manifest:media-type="image/png"/>
  <manifest:file-entry manifest:full-path="Pictures/10000001000000400000001064D18BA2.png" manifest:media-type="image/png"/>
  <manifest:file-entry manifest:full-path="Pictures/100000010000004000000010695AC47F.png" manifest:media-type="image/png"/>
  <manifest:file-entry manifest:full-path="Pictures/100000010000004000000010BE151221.png" manifest:media-type="image/png"/>
  <manifest:file-entry manifest:full-path="Pictures/100000010000004000000010A4CDD8EE.png" manifest:media-type="image/png"/>
  <manifest:file-entry manifest:full-path="Pictures/1000000100000040000000102C5EBBF7.png" manifest:media-type="image/png"/>
  <manifest:file-entry manifest:full-path="Pictures/100000010000004000000010AAF9EE70.png" manifest:media-type="image/png"/>
  <manifest:file-entry manifest:full-path="Pictures/10000001000000400000001077AF34EB.png" manifest:media-type="image/png"/>
  <manifest:file-entry manifest:full-path="Pictures/100000010000004000000010A5505E7F.png" manifest:media-type="image/png"/>
  <manifest:file-entry manifest:full-path="Pictures/1000000100000040000000103AB8891F.png" manifest:media-type="image/png"/>
  <manifest:file-entry manifest:full-path="Pictures/100000010000004000000010EFDBFF48.png" manifest:media-type="image/png"/>
  <manifest:file-entry manifest:full-path="Pictures/100000010000004000000010B8C59201.png" manifest:media-type="image/png"/>
  <manifest:file-entry manifest:full-path="Pictures/1000000100000040000000102B1250C7.png" manifest:media-type="image/png"/>
  <manifest:file-entry manifest:full-path="Pictures/1000000100000040000000108022CE0C.png" manifest:media-type="image/png"/>
  <manifest:file-entry manifest:full-path="Pictures/1000000100000040000000107250AB27.png" manifest:media-type="image/png"/>
  <manifest:file-entry manifest:full-path="Pictures/100000010000004000000010299913F2.png" manifest:media-type="image/png"/>
  <manifest:file-entry manifest:full-path="Pictures/1000000100000040000000107468C118.png" manifest:media-type="image/png"/>
  <manifest:file-entry manifest:full-path="Pictures/10000001000000400000001036643334.png" manifest:media-type="image/png"/>
  <manifest:file-entry manifest:full-path="Pictures/100000010000004000000010ACAA749C.png" manifest:media-type="image/png"/>
  <manifest:file-entry manifest:full-path="Pictures/1000000100000040000000100851B65A.png" manifest:media-type="image/png"/>
  <manifest:file-entry manifest:full-path="Pictures/100000010000004000000010571B777C.png" manifest:media-type="image/png"/>
  <manifest:file-entry manifest:full-path="Pictures/10000001000000400000001033E280A4.png" manifest:media-type="image/png"/>
  <manifest:file-entry manifest:full-path="Pictures/100000010000004000000010B4668476.png" manifest:media-type="image/png"/>
  <manifest:file-entry manifest:full-path="Pictures/100000010000004000000010711E4789.png" manifest:media-type="image/png"/>
  <manifest:file-entry manifest:full-path="Pictures/100000010000004000000010CE4E44E0.png" manifest:media-type="image/png"/>
  <manifest:file-entry manifest:full-path="Pictures/10000001000000400000001011DA1402.png" manifest:media-type="image/png"/>
  <manifest:file-entry manifest:full-path="Pictures/100000010000004000000010C027BCCC.png" manifest:media-type="image/png"/>
  <manifest:file-entry manifest:full-path="Pictures/1000000100000040000000106EBF65C8.png" manifest:media-type="image/png"/>
  <manifest:file-entry manifest:full-path="Pictures/100000010000004000000010654B316C.png" manifest:media-type="image/png"/>
  <manifest:file-entry manifest:full-path="Pictures/100000010000004000000010E27A3A88.png" manifest:media-type="image/png"/>
  <manifest:file-entry manifest:full-path="Pictures/10000001000000400000001038D10B62.png" manifest:media-type="image/png"/>
  <manifest:file-entry manifest:full-path="Pictures/1000000100000040000000109FC31183.png" manifest:media-type="image/png"/>
  <manifest:file-entry manifest:full-path="Pictures/1000000100000040000000108A5F6F22.png" manifest:media-type="image/png"/>
  <manifest:file-entry manifest:full-path="Pictures/10000001000000400000001099AE08C6.png" manifest:media-type="image/png"/>
  <manifest:file-entry manifest:full-path="Pictures/1000000100000040000000107BC46DAF.png" manifest:media-type="image/png"/>
  <manifest:file-entry manifest:full-path="Pictures/10000001000000400000001050B715FE.png" manifest:media-type="image/png"/>
  <manifest:file-entry manifest:full-path="Pictures/1000000100000040000000103974F8F7.png" manifest:media-type="image/png"/>
  <manifest:file-entry manifest:full-path="Pictures/100000010000004000000010544B26D9.png" manifest:media-type="image/png"/>
  <manifest:file-entry manifest:full-path="Pictures/100000010000004000000010882615FD.png" manifest:media-type="image/png"/>
  <manifest:file-entry manifest:full-path="Pictures/1000000100000040000000100EF31531.png" manifest:media-type="image/png"/>
  <manifest:file-entry manifest:full-path="Pictures/100000010000004000000010DAAC726E.png" manifest:media-type="image/png"/>
  <manifest:file-entry manifest:full-path="Pictures/100000010000004000000010B6FCA1AF.png" manifest:media-type="image/png"/>
  <manifest:file-entry manifest:full-path="Pictures/100000010000004000000010F60DD895.png" manifest:media-type="image/png"/>
  <manifest:file-entry manifest:full-path="Pictures/100000010000004000000010B40A7640.png" manifest:media-type="image/png"/>
  <manifest:file-entry manifest:full-path="Pictures/100000010000004000000010652D688C.png" manifest:media-type="image/png"/>
  <manifest:file-entry manifest:full-path="Pictures/10000001000000400000001037E663C2.png" manifest:media-type="image/png"/>
  <manifest:file-entry manifest:full-path="Pictures/10000001000000400000001099C57F6B.png" manifest:media-type="image/png"/>
  <manifest:file-entry manifest:full-path="Pictures/1000000100000040000000101B8EF511.png" manifest:media-type="image/png"/>
  <manifest:file-entry manifest:full-path="Pictures/100000010000004000000010D13669CA.png" manifest:media-type="image/png"/>
  <manifest:file-entry manifest:full-path="Pictures/1000000100000040000000105BDACF8D.png" manifest:media-type="image/png"/>
  <manifest:file-entry manifest:full-path="Pictures/1000000100000040000000105064F6F1.png" manifest:media-type="image/png"/>
  <manifest:file-entry manifest:full-path="Pictures/10000001000000400000001035C6F73F.png" manifest:media-type="image/png"/>
  <manifest:file-entry manifest:full-path="Pictures/100000010000004000000010EB4ADDA5.png" manifest:media-type="image/png"/>
  <manifest:file-entry manifest:full-path="Pictures/10000001000000400000001008C25413.png" manifest:media-type="image/png"/>
  <manifest:file-entry manifest:full-path="Pictures/1000000100000040000000100B21B3C7.png" manifest:media-type="image/png"/>
  <manifest:file-entry manifest:full-path="Pictures/1000000100000040000000102BEA7F73.png" manifest:media-type="image/png"/>
  <manifest:file-entry manifest:full-path="Pictures/100000010000004000000010F3127FC8.png" manifest:media-type="image/png"/>
  <manifest:file-entry manifest:full-path="Pictures/1000000100000040000000101C75B5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9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/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/>
    <style:style style:name="ce5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Found in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FHR-foldedushanka</text:p>
          </table:table-cell>
          <table:table-cell>
            <draw:frame table:end-cell-address="Sheet1.B2" table:end-x="1.76cm" table:end-y="0.424cm" draw:z-index="0" draw:name="Image 2" draw:style-name="gr1" draw:text-style-name="P1" svg:width="1.76cm" svg:height="0.424cm" svg:x="0cm" svg:y="7.224cm">
              <draw:image xlink:href="Pictures/1000000100000040000000108A5F6F22.png" xlink:type="simple" xlink:show="embed" xlink:actuate="onLoad" draw:mime-type="image/png">
                <text:p/>
              </draw:image>
            </draw:frame>
            <draw:frame draw:z-index="20" draw:name="Image 22" draw:style-name="gr1" draw:text-style-name="P1" svg:width="1.759cm" svg:height="0.424cm" svg:x="0cm" svg:y="7.224cm">
              <draw:image xlink:href="Pictures/1000000100000040000000108A5F6F2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uraviator</text:p>
          </table:table-cell>
          <table:table-cell>
            <draw:frame draw:z-index="1" draw:name="Image 4" draw:style-name="gr1" draw:text-style-name="P1" svg:width="1.76cm" svg:height="0.424cm" svg:x="0cm" svg:y="18.062cm">
              <draw:image xlink:href="Pictures/100000010000004000000010654B316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nmask</text:p>
          </table:table-cell>
          <table:table-cell>
            <draw:frame draw:z-index="2" draw:name="Image 3" draw:style-name="gr1" draw:text-style-name="P1" svg:width="1.76cm" svg:height="0.424cm" svg:x="0cm" svg:y="18.513cm">
              <draw:image xlink:href="Pictures/1000000100000040000000109FC3118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vian temple</text:p>
          </table:table-cell>
          <table:table-cell/>
          <table:table-cell office:value-type="string" calcext:value-type="string">
            <text:p>aviantempl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nditmask</text:p>
          </table:table-cell>
          <table:table-cell>
            <draw:frame draw:z-index="3" draw:name="Image 5" draw:style-name="gr1" draw:text-style-name="P1" svg:width="1.76cm" svg:height="0.424cm" svg:x="0cm" svg:y="-0.451cm">
              <draw:image xlink:href="Pictures/100000010000004000000010C027BC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ttlehelmet</text:p>
          </table:table-cell>
          <table:table-cell>
            <draw:frame draw:z-index="4" draw:name="Image 6" draw:style-name="gr1" draw:text-style-name="P1" svg:width="1.76cm" svg:height="0.424cm" svg:x="0cm" svg:y="13.546cm">
              <draw:image xlink:href="Pictures/1000000100000040000000103974F8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asmask</text:p>
          </table:table-cell>
          <table:table-cell>
            <draw:frame draw:z-index="5" draw:name="Image 7" draw:style-name="gr1" draw:text-style-name="P1" svg:width="1.76cm" svg:height="0.424cm" svg:x="0cm" svg:y="3.613cm">
              <draw:image xlink:href="Pictures/100000010000004000000010B46684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hesweat</text:p>
          </table:table-cell>
          <table:table-cell>
            <draw:frame draw:z-index="6" draw:name="Image 8" draw:style-name="gr1" draw:text-style-name="P1" svg:width="1.76cm" svg:height="0.424cm" svg:x="0cm" svg:y="13.998cm">
              <draw:image xlink:href="Pictures/100000010000004000000010CE4E44E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helmetedweldingmask</text:p>
          </table:table-cell>
          <table:table-cell table:style-name="ce3">
            <draw:frame draw:z-index="7" draw:name="Image 9" draw:style-name="gr1" draw:text-style-name="P1" svg:width="1.76cm" svg:height="0.424cm" svg:x="0cm" svg:y="-1.806cm">
              <draw:image xlink:href="Pictures/10000001000000400000001033E280A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hard hat + welding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oldhelmetedgasmask</text:p>
          </table:table-cell>
          <table:table-cell table:style-name="ce3">
            <draw:frame draw:z-index="8" draw:name="Image 10" draw:style-name="gr1" draw:text-style-name="P1" svg:width="1.76cm" svg:height="0.424cm" svg:x="0cm" svg:y="-1.806cm">
              <draw:image xlink:href="Pictures/100000010000004000000010571B777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old + old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goggledpithhat</text:p>
          </table:table-cell>
          <table:table-cell table:style-name="ce3">
            <draw:frame draw:z-index="9" draw:name="Image 11" draw:style-name="gr1" draw:text-style-name="P1" svg:width="1.76cm" svg:height="0.424cm" svg:x="0cm" svg:y="9.934cm">
              <draw:image xlink:href="Pictures/10000001000000400000001050B715FE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pith + goggle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hoodedsporemask</text:p>
          </table:table-cell>
          <table:table-cell table:style-name="ce3">
            <draw:frame draw:z-index="10" draw:name="Image 12" draw:style-name="gr1" draw:text-style-name="P1" svg:width="1.76cm" svg:height="0.424cm" svg:x="0cm" svg:y="20.32cm">
              <draw:image xlink:href="Pictures/100000010000004000000010E27A3A8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spore hat + hood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hattedsporemask</text:p>
          </table:table-cell>
          <table:table-cell table:style-name="ce3">
            <draw:frame draw:z-index="11" draw:name="Image 13" draw:style-name="gr1" draw:text-style-name="P1" svg:width="1.76cm" svg:height="0.424cm" svg:x="0cm" svg:y="16.707cm">
              <draw:image xlink:href="Pictures/100000010000004000000010ACAA749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spore hat + spore mask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thebluesplayer</text:p>
          </table:table-cell>
          <table:table-cell table:style-name="ce3">
            <draw:frame draw:z-index="12" draw:name="Image 14" draw:style-name="gr1" draw:text-style-name="P1" svg:width="1.76cm" svg:height="0.424cm" svg:x="0cm" svg:y="19.869cm">
              <draw:image xlink:href="Pictures/10000001000000400000001011DA1402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trilby + shades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aviatorhelmetlowered</text:p>
          </table:table-cell>
          <table:table-cell table:style-name="ce3">
            <draw:frame draw:z-index="13" draw:name="Image 15" draw:style-name="gr1" draw:text-style-name="P1" svg:width="1.76cm" svg:height="0.424cm" svg:x="0cm" svg:y="1.806cm">
              <draw:image xlink:href="Pictures/1000000100000040000000107BC46DAF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coveredboonie</text:p>
          </table:table-cell>
          <table:table-cell table:style-name="ce3">
            <draw:frame draw:z-index="14" draw:name="Image 16" draw:style-name="gr1" draw:text-style-name="P1" svg:width="1.76cm" svg:height="0.424cm" svg:x="0cm" svg:y="1.807cm">
              <draw:image xlink:href="Pictures/100000010000004000000010544B26D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simpleconicalhat</text:p>
          </table:table-cell>
          <table:table-cell table:style-name="ce3">
            <draw:frame draw:z-index="15" draw:name="Image 17" draw:style-name="gr1" draw:text-style-name="P1" svg:width="1.76cm" svg:height="0.424cm" svg:x="0cm" svg:y="12.192cm">
              <draw:image xlink:href="Pictures/10000001000000400000001038D10B62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FHR-adventurousfedora</text:p>
          </table:table-cell>
          <table:table-cell>
            <draw:frame draw:z-index="16" draw:name="Image 18" draw:style-name="gr1" draw:text-style-name="P1" svg:width="1.76cm" svg:height="0.424cm" svg:x="0cm" svg:y="13.999cm">
              <draw:image xlink:href="Pictures/100000010000004000000010B6FCA1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naturalcav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wlerhat</text:p>
          </table:table-cell>
          <table:table-cell>
            <draw:frame draw:z-index="17" draw:name="Image 19" draw:style-name="gr1" draw:text-style-name="P1" svg:width="1.76cm" svg:height="0.424cm" svg:x="0cm" svg:y="-1.355cm">
              <draw:image xlink:href="Pictures/100000010000004000000010652D688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enturionhelmet</text:p>
          </table:table-cell>
          <table:table-cell>
            <draw:frame draw:z-index="18" draw:name="Image 20" draw:style-name="gr1" draw:text-style-name="P1" svg:width="1.76cm" svg:height="0.424cm" svg:x="0cm" svg:y="0.451cm">
              <draw:image xlink:href="Pictures/1000000100000040000000101B8EF51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deerstalkerhat</text:p>
          </table:table-cell>
          <table:table-cell>
            <draw:frame draw:z-index="19" draw:name="Image 21" draw:style-name="gr1" draw:text-style-name="P1" svg:width="1.76cm" svg:height="0.424cm" svg:x="0cm" svg:y="0.452cm">
              <draw:image xlink:href="Pictures/100000010000004000000010D13669C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ishbowl</text:p>
          </table:table-cell>
          <table:table-cell>
            <draw:frame draw:z-index="21" draw:name="Image 23" draw:style-name="gr1" draw:text-style-name="P1" svg:width="1.759cm" svg:height="0.424cm" svg:x="0cm" svg:y="5.418cm">
              <draw:image xlink:href="Pictures/100000010000004000000010B40A764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ockeymask</text:p>
          </table:table-cell>
          <table:table-cell>
            <draw:frame draw:z-index="22" draw:name="Image 24" draw:style-name="gr1" draw:text-style-name="P1" svg:width="1.759cm" svg:height="0.424cm" svg:x="0cm" svg:y="-9.482cm">
              <draw:image xlink:href="Pictures/1000000100000040000000105BDACF8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rion</text:p>
          </table:table-cell>
          <table:table-cell>
            <draw:frame draw:z-index="23" draw:name="Image 25" draw:style-name="gr1" draw:text-style-name="P1" svg:width="1.759cm" svg:height="0.424cm" svg:x="0cm" svg:y="-9.483cm">
              <draw:image xlink:href="Pictures/100000010000004000000010EB4ADDA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stacheglasses</text:p>
          </table:table-cell>
          <table:table-cell>
            <draw:frame draw:z-index="24" draw:name="Image 26" draw:style-name="gr1" draw:text-style-name="P1" svg:width="1.759cm" svg:height="0.424cm" svg:x="0cm" svg:y="-8.128cm">
              <draw:image xlink:href="Pictures/1000000100000040000000105064F6F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idgeon</text:p>
          </table:table-cell>
          <table:table-cell>
            <draw:frame draw:z-index="25" draw:name="Image 1" draw:style-name="gr1" draw:text-style-name="P1" svg:width="1.759cm" svg:height="0.424cm" svg:x="0cm" svg:y="-6.773cm">
              <draw:image xlink:href="Pictures/1000000100000040000000100B21B3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olicehat</text:p>
          </table:table-cell>
          <table:table-cell>
            <draw:frame draw:z-index="26" draw:name="Image 27" draw:style-name="gr1" draw:text-style-name="P1" svg:width="1.759cm" svg:height="0.424cm" svg:x="0cm" svg:y="2.258cm">
              <draw:image xlink:href="Pictures/1000000100000040000000102BEA7F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romanhelmet</text:p>
          </table:table-cell>
          <table:table-cell>
            <draw:frame draw:z-index="27" draw:name="Image 28" draw:style-name="gr1" draw:text-style-name="P1" svg:width="1.759cm" svg:height="0.424cm" svg:x="0cm" svg:y="5.419cm">
              <draw:image xlink:href="Pictures/10000001000000400000001008C25413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artanhelmet</text:p>
          </table:table-cell>
          <table:table-cell>
            <draw:frame draw:z-index="28" draw:name="Image 29" draw:style-name="gr1" draw:text-style-name="P1" svg:width="1.759cm" svg:height="0.424cm" svg:x="0cm" svg:y="-7.225cm">
              <draw:image xlink:href="Pictures/1000000100000040000000100EF3153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aditionalheadband</text:p>
          </table:table-cell>
          <table:table-cell>
            <draw:frame draw:z-index="29" draw:name="Image 30" draw:style-name="gr1" draw:text-style-name="P1" svg:width="1.759cm" svg:height="0.424cm" svg:x="0cm" svg:y="-9.483cm">
              <draw:image xlink:href="Pictures/1000000100000040000000101C75B54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ilby</text:p>
          </table:table-cell>
          <table:table-cell>
            <draw:frame draw:z-index="30" draw:name="Image 31" draw:style-name="gr1" draw:text-style-name="P1" svg:width="1.759cm" svg:height="0.424cm" svg:x="0cm" svg:y="-3.613cm">
              <draw:image xlink:href="Pictures/100000010000004000000010F3127F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unslingerhat</text:p>
          </table:table-cell>
          <table:table-cell>
            <draw:frame draw:z-index="31" draw:name="Image 32" draw:style-name="gr1" draw:text-style-name="P1" svg:width="1.759cm" svg:height="0.424cm" svg:x="0cm" svg:y="-9.031cm">
              <draw:image xlink:href="Pictures/100000010000004000000010366433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eanie</text:p>
          </table:table-cell>
          <table:table-cell>
            <draw:frame draw:z-index="32" draw:name="Image 33" draw:style-name="gr1" draw:text-style-name="P1" svg:width="1.759cm" svg:height="0.424cm" svg:x="0cm" svg:y="8.128cm">
              <draw:image xlink:href="Pictures/1000000100000040000000107468C11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latcap</text:p>
          </table:table-cell>
          <table:table-cell>
            <draw:frame draw:z-index="33" draw:name="Image 34" draw:style-name="gr1" draw:text-style-name="P1" svg:width="1.759cm" svg:height="0.424cm" svg:x="0cm" svg:y="-4.515cm">
              <draw:image xlink:href="Pictures/10000001000000400000001099C57F6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hades</text:p>
          </table:table-cell>
          <table:table-cell>
            <draw:frame draw:z-index="34" draw:name="Image 35" draw:style-name="gr1" draw:text-style-name="P1" svg:width="1.759cm" svg:height="0.424cm" svg:x="0cm" svg:y="5.419cm">
              <draw:image xlink:href="Pictures/100000010000004000000010299913F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torhelmet</text:p>
          </table:table-cell>
          <table:table-cell>
            <draw:frame draw:z-index="35" draw:name="Image 36" draw:style-name="gr1" draw:text-style-name="P1" svg:width="1.759cm" svg:height="0.424cm" svg:x="0cm" svg:y="-4.967cm">
              <draw:image xlink:href="Pictures/1000000100000040000000107250AB2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oldierhelmet</text:p>
          </table:table-cell>
          <table:table-cell>
            <draw:frame draw:z-index="36" draw:name="Image 37" draw:style-name="gr1" draw:text-style-name="P1" svg:width="1.759cm" svg:height="0.424cm" svg:x="0cm" svg:y="7.676cm">
              <draw:image xlink:href="Pictures/1000000100000040000000108022CE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implehood</text:p>
          </table:table-cell>
          <table:table-cell>
            <draw:frame draw:z-index="37" draw:name="Image 38" draw:style-name="gr1" draw:text-style-name="P1" svg:width="1.759cm" svg:height="0.424cm" svg:x="0cm" svg:y="6.321cm">
              <draw:image xlink:href="Pictures/100000010000004000000010EFDBFF4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litch village</text:p>
          </table:table-cell>
          <table:table-cell office:value-type="string" calcext:value-type="string">
            <text:p>FHR-spore</text:p>
          </table:table-cell>
          <table:table-cell office:value-type="string" calcext:value-type="string">
            <text:p>glitchvillag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ckwardcap</text:p>
          </table:table-cell>
          <table:table-cell>
            <draw:frame draw:z-index="38" draw:name="Image 39" draw:style-name="gr1" draw:text-style-name="P1" svg:width="1.759cm" svg:height="0.424cm" svg:x="0cm" svg:y="-13.095cm">
              <draw:image xlink:href="Pictures/1000000100000040000000100851B6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human camp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humancamp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ardhat</text:p>
          </table:table-cell>
          <table:table-cell>
            <draw:frame draw:z-index="39" draw:name="Image 40" draw:style-name="gr1" draw:text-style-name="P1" svg:width="1.759cm" svg:height="0.424cm" svg:x="0cm" svg:y="5.87cm">
              <draw:image xlink:href="Pictures/100000010000004000000010882615F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table:style-name="ce4" office:value-type="string" calcext:value-type="string">
            <text:p>FHR-industrial</text:p>
          </table:table-cell>
          <table:table-cell table:style-name="ce4"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eldingmask</text:p>
          </table:table-cell>
          <table:table-cell>
            <draw:frame draw:z-index="40" draw:name="Image 41" draw:style-name="gr1" draw:text-style-name="P1" svg:width="1.759cm" svg:height="0.424cm" svg:x="0cm" svg:y="-6.773cm">
              <draw:image xlink:href="Pictures/100000010000004000000010A5505E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table:style-name="ce4" office:value-type="string" calcext:value-type="string">
            <text:p>FHR-industrial</text:p>
          </table:table-cell>
          <table:table-cell table:style-name="ce4"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trawhat</text:p>
          </table:table-cell>
          <table:table-cell>
            <draw:frame draw:z-index="41" draw:name="Image 42" draw:style-name="gr1" draw:text-style-name="P1" svg:width="1.759cm" svg:height="0.424cm" svg:x="0cm" svg:y="1.806cm">
              <draw:image xlink:href="Pictures/10000001000000400000001077AF34E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 table:number-columns-repeated="2" office:value-type="string" calcext:value-type="string">
            <text:p>ocean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ntiquedivinghelmet</text:p>
          </table:table-cell>
          <table:table-cell>
            <draw:frame draw:z-index="42" draw:name="Image 43" draw:style-name="gr1" draw:text-style-name="P1" svg:width="1.759cm" svg:height="0.424cm" svg:x="0cm" svg:y="-7.225cm">
              <draw:image xlink:href="Pictures/1000000100000040000000106EBF6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/>
          <table:table-cell table:style-name="ce5" office:value-type="string" calcext:value-type="string">
            <text:p>hylotlruined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hemicalmask</text:p>
          </table:table-cell>
          <table:table-cell>
            <draw:frame draw:z-index="43" draw:name="Image 44" draw:style-name="gr1" draw:text-style-name="P1" svg:width="1.759cm" svg:height="0.424cm" svg:x="0cm" svg:y="6.773cm">
              <draw:image xlink:href="Pictures/100000010000004000000010AAF9EE7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xic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ussiehat</text:p>
          </table:table-cell>
          <table:table-cell>
            <draw:frame draw:z-index="44" draw:name="Image 45" draw:style-name="gr1" draw:text-style-name="P1" svg:width="1.759cm" svg:height="0.424cm" svg:x="0cm" svg:y="-7.676cm">
              <draw:image xlink:href="Pictures/1000000100000040000000102C5EBB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ithhat</text:p>
          </table:table-cell>
          <table:table-cell>
            <draw:frame draw:z-index="45" draw:name="Image 46" draw:style-name="gr1" draw:text-style-name="P1" svg:width="1.759cm" svg:height="0.424cm" svg:x="0cm" svg:y="-4.967cm">
              <draw:image xlink:href="Pictures/100000010000004000000010A4CDD8E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ntiehat</text:p>
          </table:table-cell>
          <table:table-cell>
            <draw:frame draw:z-index="46" draw:name="Image 47" draw:style-name="gr1" draw:text-style-name="P1" svg:width="1.759cm" svg:height="0.424cm" svg:x="0cm" svg:y="-13.547cm">
              <draw:image xlink:href="Pictures/1000000100000040000000102B1250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 table:number-columns-repeated="2" office:value-type="string" calcext:value-type="string">
            <text:p>snow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interhood</text:p>
          </table:table-cell>
          <table:table-cell>
            <draw:frame draw:z-index="47" draw:name="Image 48" draw:style-name="gr1" draw:text-style-name="P1" svg:width="1.759cm" svg:height="0.424cm" svg:x="0cm" svg:y="-4.515cm">
              <draw:image xlink:href="Pictures/100000010000004000000010F60DD89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onicalhat</text:p>
          </table:table-cell>
          <table:table-cell>
            <draw:frame draw:z-index="48" draw:name="Image 49" draw:style-name="gr1" draw:text-style-name="P1" svg:width="1.759cm" svg:height="0.424cm" svg:x="0cm" svg:y="-5.419cm">
              <draw:image xlink:href="Pictures/100000010000004000000010BE1512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oniehat</text:p>
          </table:table-cell>
          <table:table-cell>
            <draw:frame draw:z-index="49" draw:name="Image 50" draw:style-name="gr1" draw:text-style-name="P1" svg:width="1.759cm" svg:height="0.424cm" svg:x="0cm" svg:y="-9.482cm">
              <draw:image xlink:href="Pictures/100000010000004000000010711E47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table:number-columns-repeated="2" office:value-type="string" calcext:value-type="string">
            <text:p>swamp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ilitaryberet</text:p>
          </table:table-cell>
          <table:table-cell>
            <draw:frame draw:z-index="50" draw:name="Image 51" draw:style-name="gr1" draw:text-style-name="P1" svg:width="1.759cm" svg:height="0.424cm" svg:x="0cm" svg:y="1.806cm">
              <draw:image xlink:href="Pictures/10000001000000400000001037E663C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gasmask</text:p>
          </table:table-cell>
          <table:table-cell>
            <draw:frame draw:z-index="51" draw:name="Image 52" draw:style-name="gr1" draw:text-style-name="P1" svg:width="1.759cm" svg:height="0.424cm" svg:x="0cm" svg:y="1.807cm">
              <draw:image xlink:href="Pictures/100000010000004000000010DAAC726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soldierhelmet</text:p>
          </table:table-cell>
          <table:table-cell>
            <draw:frame draw:z-index="52" draw:name="Image 53" draw:style-name="gr1" draw:text-style-name="P1" svg:width="1.759cm" svg:height="0.424cm" svg:x="0cm" svg:y="-4.967cm">
              <draw:image xlink:href="Pictures/10000001000000400000001099AE08C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newsboycap</text:p>
          </table:table-cell>
          <table:table-cell>
            <draw:frame draw:z-index="53" draw:name="Image 54" draw:style-name="gr1" draw:text-style-name="P1" svg:width="1.759cm" svg:height="0.424cm" svg:x="0cm" svg:y="-18.062cm">
              <draw:image xlink:href="Pictures/1000000100000040000000103AB8891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humanCasual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hat</text:p>
          </table:table-cell>
          <table:table-cell>
            <draw:frame draw:z-index="54" draw:name="Image 55" draw:style-name="gr1" draw:text-style-name="P1" svg:width="1.759cm" svg:height="0.424cm" svg:x="0cm" svg:y="-21.223cm">
              <draw:image xlink:href="Pictures/100000010000004000000010695AC47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spore</text:p>
          </table:table-cell>
          <table:table-cell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mask</text:p>
          </table:table-cell>
          <table:table-cell>
            <draw:frame draw:z-index="55" draw:name="Image 56" draw:style-name="gr1" draw:text-style-name="P1" svg:width="1.759cm" svg:height="0.424cm" svg:x="0cm" svg:y="-11.741cm">
              <draw:image xlink:href="Pictures/100000010000004000000010B8C5920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spore</text:p>
          </table:table-cell>
          <table:table-cell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aterhat</text:p>
          </table:table-cell>
          <table:table-cell>
            <draw:frame draw:z-index="56" draw:name="Image 57" draw:style-name="gr1" draw:text-style-name="P1" svg:width="1.759cm" svg:height="0.424cm" svg:x="0cm" svg:y="-11.74cm">
              <draw:image xlink:href="Pictures/10000001000000400000001035C6F7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ssoftheplains</text:p>
          </table:table-cell>
          <table:table-cell>
            <draw:frame draw:z-index="57" draw:name="Image 58" draw:style-name="gr1" draw:text-style-name="P1" svg:width="1.759cm" svg:height="0.424cm" svg:x="0cm" svg:y="-7.677cm">
              <draw:image xlink:href="Pictures/10000001000000400000001064D18BA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rotectorateberet</text:p>
          </table:table-cell>
          <table:table-cell>
            <draw:frame draw:z-index="58" draw:name="Image 59" draw:style-name="gr1" draw:text-style-name="P1" svg:width="1.759cm" svg:height="0.424cm" svg:x="0cm" svg:y="-4.967cm">
              <draw:image xlink:href="Pictures/10000001000000400000001054E816E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39:Sheet1.C40 Sheet1.F39:Sheet1.XFD41 Sheet1.D40:Sheet1.E40 Sheet1.E39:Sheet1.E39 Sheet1.A41:Sheet1.D41 Sheet1.A1:Sheet1.XFD38 Sheet1.A42:Sheet1.XFD1048576">
            <calcext:condition calcext:apply-style-name="Note" calcext:value="contains-text(&quot;generic&quot;)" calcext:base-cell-address="Sheet1.A2"/>
          </calcext:conditional-format>
          <calcext:conditional-format calcext:target-range-address="Sheet1.D39:Sheet1.E40">
            <calcext:condition calcext:apply-style-name="Note" calcext:value="contains-text(&quot;generic&quot;)" calcext:base-cell-address="Sheet1.D39"/>
          </calcext:conditional-format>
          <calcext:conditional-format calcext:target-range-address="Sheet1.E41:Sheet1.E41">
            <calcext:condition calcext:apply-style-name="Note" calcext:value="contains-text(&quot;generic&quot;)" calcext:base-cell-address="Sheet1.E4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9:46:33.742188907</meta:creation-date>
    <dc:date>2025-04-29T03:03:55.800707915</dc:date>
    <meta:editing-duration>PT4H8M3S</meta:editing-duration>
    <meta:editing-cycles>1</meta:editing-cycles>
    <meta:document-statistic meta:table-count="1" meta:cell-count="208" meta:object-count="59"/>
    <meta:generator>LibreOffice/24.2.7.2$Linux_X86_64 LibreOffice_project/420$Build-2</meta:generator>
  </office:meta>
</office:document-meta>
</file>